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48c1c" officeooo:paragraph-rsid="00148c1c" style:font-weight-asian="bold" style:font-weight-complex="bold"/>
    </style:style>
    <style:style style:name="P2" style:family="paragraph" style:parent-style-name="Standard">
      <style:text-properties fo:font-weight="bold" officeooo:paragraph-rsid="00148c1c" style:font-weight-asian="bold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2pt" fo:font-weight="bold" officeooo:rsid="00148c1c" officeooo:paragraph-rsid="00148c1c" style:font-size-asian="12pt" style:font-weight-asian="bold" style:font-size-complex="12pt" style:font-weight-complex="bold"/>
    </style:style>
    <style:style style:name="P5" style:family="paragraph" style:parent-style-name="Standard">
      <style:text-properties fo:font-weight="bold" officeooo:rsid="00148c1c" style:font-weight-asian="bold" style:font-weight-complex="bold"/>
    </style:style>
    <style:style style:name="P6" style:family="paragraph" style:parent-style-name="Standard" style:list-style-name="L1">
      <style:text-properties fo:font-size="10pt" officeooo:paragraph-rsid="0014ed0e" style:font-size-asian="10pt" style:font-size-complex="10pt"/>
    </style:style>
    <style:style style:name="P7" style:family="paragraph" style:parent-style-name="Standard" style:list-style-name="L2">
      <style:text-properties officeooo:paragraph-rsid="0014ed0e"/>
    </style:style>
    <style:style style:name="P8" style:family="paragraph" style:parent-style-name="Standard" style:list-style-name="L3">
      <style:text-properties officeooo:paragraph-rsid="0014ed0e"/>
    </style:style>
    <style:style style:name="P9" style:family="paragraph" style:parent-style-name="Standard" style:list-style-name="L4">
      <style:text-properties officeooo:paragraph-rsid="0014ed0e"/>
    </style:style>
    <style:style style:name="P10" style:family="paragraph" style:parent-style-name="Standard" style:list-style-name="L5">
      <style:text-properties officeooo:paragraph-rsid="0016d9f2"/>
    </style:style>
    <style:style style:name="P11" style:family="paragraph" style:parent-style-name="Standard" style:list-style-name="L6">
      <style:text-properties officeooo:paragraph-rsid="0016d9f2"/>
    </style:style>
    <style:style style:name="P12" style:family="paragraph" style:parent-style-name="Standard" style:list-style-name="L7">
      <style:text-properties officeooo:paragraph-rsid="00178ec6"/>
    </style:style>
    <style:style style:name="P13" style:family="paragraph" style:parent-style-name="Standard" style:list-style-name="L8">
      <style:text-properties officeooo:paragraph-rsid="00178ec6"/>
    </style:style>
    <style:style style:name="P14" style:family="paragraph" style:parent-style-name="Standard" style:list-style-name="L9">
      <style:text-properties officeooo:paragraph-rsid="001967bc"/>
    </style:style>
    <style:style style:name="P15" style:family="paragraph" style:parent-style-name="Standard" style:list-style-name="L10">
      <style:text-properties officeooo:paragraph-rsid="001aa0ec"/>
    </style:style>
    <style:style style:name="P16" style:family="paragraph" style:parent-style-name="Standard" style:list-style-name="L11">
      <style:text-properties officeooo:paragraph-rsid="001aa0ec"/>
    </style:style>
    <style:style style:name="P17" style:family="paragraph" style:parent-style-name="Standard" style:list-style-name="L12">
      <style:text-properties officeooo:paragraph-rsid="001aa0ec"/>
    </style:style>
    <style:style style:name="P18" style:family="paragraph" style:parent-style-name="Standard" style:list-style-name="L13">
      <style:text-properties officeooo:paragraph-rsid="00178ec6"/>
    </style:style>
    <style:style style:name="P19" style:family="paragraph" style:parent-style-name="Standard" style:list-style-name="L14">
      <style:text-properties officeooo:paragraph-rsid="00178ec6"/>
    </style:style>
    <style:style style:name="P20" style:family="paragraph" style:parent-style-name="Standard" style:list-style-name="L15">
      <style:text-properties officeooo:paragraph-rsid="00178ec6"/>
    </style:style>
    <style:style style:name="P21" style:family="paragraph" style:parent-style-name="Standard" style:list-style-name="L16">
      <style:text-properties officeooo:paragraph-rsid="00178ec6"/>
    </style:style>
    <style:style style:name="P22" style:family="paragraph" style:parent-style-name="Standard" style:list-style-name="L17">
      <style:text-properties officeooo:paragraph-rsid="00178ec6"/>
    </style:style>
    <style:style style:name="P23" style:family="paragraph" style:parent-style-name="Standard" style:list-style-name="L18">
      <style:text-properties officeooo:paragraph-rsid="00178ec6"/>
    </style:style>
    <style:style style:name="P24" style:family="paragraph" style:parent-style-name="Standard">
      <style:text-properties officeooo:paragraph-rsid="00148c1c"/>
    </style:style>
    <style:style style:name="T1" style:family="text">
      <style:text-properties officeooo:rsid="00148c1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4ed0e" style:font-size-asian="10pt" style:font-size-complex="10pt"/>
    </style:style>
    <style:style style:name="T4" style:family="text">
      <style:text-properties fo:font-size="10pt" officeooo:rsid="0016d9f2" style:font-size-asian="10pt" style:font-size-complex="10pt"/>
    </style:style>
    <style:style style:name="T5" style:family="text">
      <style:text-properties fo:font-size="10pt" officeooo:rsid="00178ec6" style:font-size-asian="10pt" style:font-size-complex="10pt"/>
    </style:style>
    <style:style style:name="T6" style:family="text">
      <style:text-properties fo:font-size="10pt" officeooo:rsid="001aa0ec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14ed0e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78ec6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1967bc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1aa0ec" style:font-size-asian="10pt" style:font-weight-asian="bold" style:font-size-complex="10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4ed0e" style:font-weight-asian="bold" style:font-weight-complex="bold"/>
    </style:style>
    <style:style style:name="T15" style:family="text">
      <style:text-properties fo:font-weight="bold" officeooo:rsid="00148c1c" style:font-weight-asian="bold" style:font-weight-complex="bold"/>
    </style:style>
    <style:style style:name="T16" style:family="text">
      <style:text-properties officeooo:rsid="0014ed0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elaide Crows</text:p>
      <text:list xml:id="list235555907" text:style-name="L1">
        <text:list-item>
          <text:p text:style-name="P6"><text:span text:style-name="T14">R</text:span><text:span text:style-name="T13">ory Laird</text:span> will miss four to six weeks after suffering a broken right hand in the Crows' AAMI Community Series <text:span text:style-name="T16">match</text:span>. </text:p>
        </text:list-item>
        <text:list-item>
          <text:p text:style-name="P6"><text:span text:style-name="T13">Luke Pedlar</text:span> injured his hamstring against the Power and will require scans. </text:p>
        </text:list-item>
        <text:list-item>
          <text:p text:style-name="P6"><text:span text:style-name="T13">Jordan Dawson</text:span> is eyeing round one after being rested with a calf complaint.</text:p>
        </text:list-item>
        <text:list-item>
          <text:p text:style-name="P6"><text:span text:style-name="T13">Shane McAdam</text:span> was also sidelined for the final practice match with adductor soreness that should not hold him out from round one. </text:p>
        </text:list-item>
        <text:list-item>
          <text:p text:style-name="P6"><text:span text:style-name="T13">Lachlan Murphy</text:span> is progressing after neck surgery in December and will return to contact training soon. </text:p>
        </text:list-item>
        <text:list-item>
          <text:p text:style-name="P6"><text:span text:style-name="T13">Paul Seedsman</text:span> remains sidelined with lingering concussion symptoms.</text:p>
        </text:list-item>
      </text:list>
      <text:p text:style-name="Standard"/>
      <text:p text:style-name="P1">Brisbane Lions</text:p>
      <text:list xml:id="list3855847200" text:style-name="L2">
        <text:list-item>
          <text:p text:style-name="P7"><text:span text:style-name="T7">Keidean Coleman</text:span><text:span text:style-name="T2"> is the big loss, expected to miss round one with a hamstring injury.</text:span></text:p>
        </text:list-item>
        <text:list-item>
          <text:p text:style-name="P7"><text:span text:style-name="T7">Deven Robertson</text:span><text:span text:style-name="T2"> (hamstring) and Irishman </text:span><text:span text:style-name="T7">James Madden</text:span><text:span text:style-name="T2"> (bruised knee and shin) have been given the all-clear after finishing the game early.</text:span></text:p>
        </text:list-item>
        <text:list-item>
          <text:p text:style-name="P7"><text:span text:style-name="T7">Dayne Zorko</text:span><text:span text:style-name="T2"> has recovered from a small procedure on his ankle and is fine for the start of the season.</text:span></text:p>
        </text:list-item>
      </text:list>
      <text:p text:style-name="Standard"/>
      <text:p text:style-name="P1">Carlton Blues</text:p>
      <text:list xml:id="list3691012489" text:style-name="L3">
        <text:list-item>
          <text:p text:style-name="P8"><text:span text:style-name="T8">S</text:span><text:span text:style-name="T7">am Docherty</text:span><text:span text:style-name="T2"> every chance to prove his fitness, after the former skipper played a full VFL practice match last week to mark another important step in his recovery from a secondary reoccurrence of testicular cancer. How he pulls up over the next fortnight will likely determine his chances. </text:span></text:p>
        </text:list-item>
        <text:list-item>
          <text:p text:style-name="P8"><text:span text:style-name="T7">Jack Silvagni's</text:span><text:span text:style-name="T2"> shoulder injury returned all clear and the forward looks likely to be available for round one.</text:span></text:p>
        </text:list-item>
        <text:list-item>
          <text:p text:style-name="P8"><text:span text:style-name="T7">Corey Durdin</text:span><text:span text:style-name="T2"> will nurse a sore calf this week, but didn't do any muscle damage and is also likely to be in the frame for the club's season-opener. </text:span></text:p>
        </text:list-item>
        <text:list-item>
          <text:p text:style-name="P8"><text:span text:style-name="T2">There are no doubts that </text:span><text:span text:style-name="T7">Charlie Curnow</text:span><text:span text:style-name="T2"> (knee) and </text:span><text:span text:style-name="T7">Jacob Weitering</text:span><text:span text:style-name="T2"> (soreness) play against the Tigers, despite being rested for last Thursday night's AAMI Community Series </text:span><text:span text:style-name="T3">match</text:span><text:span text:style-name="T2">. </text:span></text:p>
        </text:list-item>
        <text:list-item>
          <text:p text:style-name="P8"><text:span text:style-name="T7">Harry McKay</text:span><text:span text:style-name="T2"> (foot) is also right to go, having been withdrawn at half-time in that win. </text:span></text:p>
        </text:list-item>
        <text:list-item>
          <text:p text:style-name="P8"><text:span text:style-name="T7">Brodie Kemp</text:span><text:span text:style-name="T2"> (calf) should be fit, but the game will come too soon for </text:span><text:span text:style-name="T7">Liam Stocker</text:span><text:span text:style-name="T2"> (syndesmosis).</text:span></text:p>
        </text:list-item>
        <text:list-item>
          <text:p text:style-name="P8"><text:span text:style-name="T7">Sam Walsh</text:span><text:span text:style-name="T2"> (syndesmosis) will likely miss the season's first month, as will </text:span><text:span text:style-name="T7">Josh Honey</text:span><text:span text:style-name="T2"> (knee).</text:span></text:p>
        </text:list-item>
        <text:list-item>
          <text:p text:style-name="P8"><text:span text:style-name="T8">C</text:span><text:span text:style-name="T7">aleb Marchbank</text:span><text:span text:style-name="T2"> and </text:span><text:span text:style-name="T7">David Cuningham</text:span><text:span text:style-name="T2"> are longer-term prospects as they recover from existing ACL injuries.</text:span></text:p>
        </text:list-item>
      </text:list>
      <text:p text:style-name="Standard"/>
      <text:p text:style-name="P1">Collingwood Magpies</text:p>
      <text:list xml:id="list1056064436" text:style-name="L4">
        <text:list-item>
          <text:p text:style-name="P9"><text:span text:style-name="T7">Patrick Lipinski</text:span><text:span text:style-name="T2"> will be available for selection in round one after rolling his ankle. </text:span></text:p>
        </text:list-item>
        <text:list-item>
          <text:p text:style-name="P9"><text:span text:style-name="T7">Taylor Adams</text:span><text:span text:style-name="T2"> missed the game with hamstring tightness but will be available to face the Saints.</text:span></text:p>
        </text:list-item>
        <text:list-item>
          <text:p text:style-name="P9"><text:span text:style-name="T7">Jeremy Howe</text:span><text:span text:style-name="T2"> didn’t recover in time to play GWS but his groin will be fine by next Friday. </text:span></text:p>
        </text:list-item>
        <text:list-item>
          <text:p text:style-name="P9"><text:span text:style-name="T7">Charlie Dean</text:span><text:span text:style-name="T2"> will miss the first couple of months of the season after scans last week confirmed a fractured bone in his foot. </text:span></text:p>
        </text:list-item>
        <text:list-item>
          <text:p text:style-name="P9"><text:span text:style-name="T7">Nathan Murphy</text:span><text:span text:style-name="T2"> has avoided a serious ankle injury but are still waiting for confirmation.</text:span></text:p>
        </text:list-item>
      </text:list>
      <text:p text:style-name="Standard"/>
      <text:p text:style-name="P1">Essendon Bombers</text:p>
      <text:list xml:id="list1606918424" text:style-name="L5">
        <text:list-item>
          <text:p text:style-name="P10"><text:span text:style-name="T7">Jake Stringer</text:span><text:span text:style-name="T2"> confident he will be ready for round one after some groin soreness. </text:span></text:p>
        </text:list-item>
        <text:list-item>
          <text:p text:style-name="P10"><text:span text:style-name="T7">Jake Kelly</text:span><text:span text:style-name="T2"> missed the Bombers' AAMI Community Series due to concussion symptoms, but the club is hopeful he will be right to go for its season-opener. </text:span></text:p>
        </text:list-item>
        <text:list-item>
          <text:p text:style-name="P10"><text:span text:style-name="T7">Dylan Shiel</text:span><text:span text:style-name="T2"> was managed last week but is also going to be available for selection against the Cats. </text:span></text:p>
        </text:list-item>
        <text:list-item>
          <text:p text:style-name="P10"><text:span text:style-name="T7">Aaron Francis</text:span><text:span text:style-name="T2"> had some knee soreness following the Bombers' practice game but will also be available for round one. </text:span></text:p>
        </text:list-item>
        <text:list-item>
          <text:p text:style-name="P10"><text:span text:style-name="T7">Michael Hurley</text:span><text:span text:style-name="T2"> (hip) and </text:span><text:span text:style-name="T7">Zach Reid</text:span><text:span text:style-name="T2"> (foot) are more longer-term propositions.</text:span></text:p>
        </text:list-item>
      </text:list>
      <text:p text:style-name="Standard"/>
      <text:p text:style-name="P1">Fremantle Dockers</text:p>
      <text:list xml:id="list379750997" text:style-name="L6">
        <text:list-item>
          <text:p text:style-name="P11"><text:span text:style-name="T7">Nathan Wilson</text:span><text:span text:style-name="T2"> suffered a right shoulder injury in the final pre-season game, with the Dockers awaiting the result of scans. </text:span></text:p>
        </text:list-item>
        <text:list-item>
          <text:p text:style-name="P11"><text:span text:style-name="T7">Rory Lobb</text:span><text:span text:style-name="T2"> was removed from the game under a no-risk policy after Sean Darcy left him bruised and sore in the chest region. </text:span></text:p>
        </text:list-item>
        <text:list-item>
          <text:p text:style-name="P11"><text:span text:style-name="T7">Nat Fyfe</text:span><text:span text:style-name="T2"> (shoulder) has been in contact training for several sessions and is confident he will play in round one.</text:span></text:p>
        </text:list-item>
        <text:list-item>
          <text:p text:style-name="P11"><text:span text:style-name="T7">Darcy Tucker</text:span><text:span text:style-name="T2"> (hamstring) will use a</text:span><text:span text:style-name="T4">n</text:span><text:span text:style-name="T2"> intraclub hit-out to push for round one selection after missing both practice games. </text:span></text:p>
        </text:list-item>
        <text:list-item>
          <text:p text:style-name="P11"><text:span text:style-name="T7">Matthew Johnson</text:span><text:span text:style-name="T2"> remains sidelined with a foot injury.</text:span></text:p>
        </text:list-item>
      </text:list>
      <text:p text:style-name="Standard"/>
      <text:p text:style-name="Standard"/>
      <text:p text:style-name="P1"><text:soft-page-break/>Geelong Cats</text:p>
      <text:list xml:id="list2274616930" text:style-name="L7">
        <text:list-item>
          <text:p text:style-name="P12"><text:span text:style-name="T7">Jed Bews</text:span><text:span text:style-name="T2"> suffered a concussion against Gold Coast on Monday night.</text:span></text:p>
        </text:list-item>
        <text:list-item>
          <text:p text:style-name="P12"><text:span text:style-name="T7">Tom Stewart</text:span><text:span text:style-name="T2"> missed the game due to his baby being born anytime soon. </text:span></text:p>
        </text:list-item>
        <text:list-item>
          <text:p text:style-name="P12"><text:span text:style-name="T7">Gary Rohan</text:span><text:span text:style-name="T2"> is a fair way off due to an interrupted pre-season.</text:span></text:p>
        </text:list-item>
        <text:list-item>
          <text:p text:style-name="P12"><text:span text:style-name="T7">Mitch Duncan</text:span><text:span text:style-name="T2"> (calf) and </text:span><text:span text:style-name="T7">Jack Henry</text:span><text:span text:style-name="T2"> (foot) are still a chance for round one but might run out of time to prove their fitness ahead of the season-opener against Essendon. </text:span></text:p>
        </text:list-item>
        <text:list-item>
          <text:p text:style-name="P12"><text:span text:style-name="T7">Sam Menegola</text:span><text:span text:style-name="T2"> and </text:span><text:span text:style-name="T7">Jon Ceglar</text:span><text:span text:style-name="T2"> are closer to a return and building their workloads following knee surgery.</text:span></text:p>
        </text:list-item>
      </text:list>
      <text:p text:style-name="P3"/>
      <text:p text:style-name="P4">Gold Coast Suns</text:p>
      <text:list xml:id="list1737767881" text:style-name="L8">
        <text:list-item>
          <text:p text:style-name="P13"><text:span text:style-name="T7">Mabior Chol</text:span><text:span text:style-name="T2"> </text:span><text:span text:style-name="T5">l</text:span><text:span text:style-name="T2">eft Monday night with a tight hamstring, and although Stuart Dew was optimistic it was nothing serious, could not guarantee he'd be right to play West Coast on March 20. </text:span></text:p>
        </text:list-item>
        <text:list-item>
          <text:p text:style-name="P13"><text:span text:style-name="T7">Jeremy Sharp</text:span><text:span text:style-name="T2"> was kept out of the game, also with a tight hamstring, although there's little doubt he'll be fine to face the Eagles. </text:span></text:p>
        </text:list-item>
        <text:list-item>
          <text:p text:style-name="P13"><text:span text:style-name="T7">Jack Bowes</text:span><text:span text:style-name="T2"> is still recovering from shoulder surgery and should return in around six to eight weeks. </text:span></text:p>
        </text:list-item>
        <text:list-item>
          <text:p text:style-name="P13"><text:span text:style-name="T7">Sam Day</text:span><text:span text:style-name="T2"> has been battling a wrist injury and is still a few weeks from returning.</text:span></text:p>
        </text:list-item>
      </text:list>
      <text:p text:style-name="Standard"/>
      <text:p text:style-name="P2">Greater Western Sydney <text:span text:style-name="T1">Giants</text:span></text:p>
      <text:list xml:id="list176085384" text:style-name="L9">
        <text:list-item>
          <text:p text:style-name="P14"><text:span text:style-name="T7">Conor Stone</text:span><text:span text:style-name="T2"> and </text:span><text:span text:style-name="T7">Brent Daniels</text:span><text:span text:style-name="T2"> are now unavailable. </text:span></text:p>
        </text:list-item>
        <text:list-item>
          <text:p text:style-name="P14"><text:span text:style-name="T7">Jesse Hogan</text:span><text:span text:style-name="T2"> will be fit for round one after the spearhead missed the clash with Collingwood due to soft tissue soreness, but there is no guarantee he will face Sydney. </text:span></text:p>
        </text:list-item>
        <text:list-item>
          <text:p text:style-name="P14"><text:span text:style-name="T7">Daniel Lloyd</text:span><text:span text:style-name="T2"> (concussion) and </text:span><text:span text:style-name="T7">Harry Perryman</text:span><text:span text:style-name="T2"> (face) will both be available for round one after suffering issues on the weekend. </text:span></text:p>
        </text:list-item>
        <text:list-item>
          <text:p text:style-name="P14"><text:span text:style-name="T7">Nick Haynes</text:span><text:span text:style-name="T2"> played managed minutes in the reserves due to a stomach problem but will be fine for round one. </text:span></text:p>
        </text:list-item>
        <text:list-item>
          <text:p text:style-name="P14"><text:span text:style-name="T10">F</text:span><text:span text:style-name="T7">inn Callaghan</text:span><text:span text:style-name="T2"> also played in the VFL as the club looks to build up his fitness after nursing him through the pre-season with a foot injury.</text:span></text:p>
        </text:list-item>
      </text:list>
      <text:p text:style-name="Standard"/>
      <text:p text:style-name="P1">Hawthorn Hawks</text:p>
      <text:list xml:id="list3870982385" text:style-name="L10">
        <text:list-item>
          <text:p text:style-name="P15"><text:span text:style-name="T7">Tom Mitchell</text:span><text:span text:style-name="T2"> and </text:span><text:span text:style-name="T7">Jaeger O'Meara</text:span><text:span text:style-name="T2"> missed the AAMI Community Series but will be fit for round one. </text:span></text:p>
        </text:list-item>
        <text:list-item>
          <text:p text:style-name="P15"><text:span text:style-name="T7">Lachie Bramble</text:span><text:span text:style-name="T2"> suffered a stress fracture in his foot and is expected to miss the early stages of the season. </text:span></text:p>
        </text:list-item>
        <text:list-item>
          <text:p text:style-name="P15"><text:span text:style-name="T7">Changkuoth Jiath</text:span><text:span text:style-name="T2"> </text:span><text:span text:style-name="T6">hasn’t been ruled </text:span><text:span text:style-name="T2">out of round one, but he is coming from a fair way back and would be unlikely to come straight back in.</text:span></text:p>
        </text:list-item>
        <text:list-item>
          <text:p text:style-name="P15"><text:span text:style-name="T11">J</text:span><text:span text:style-name="T7">arman Impey</text:span><text:span text:style-name="T2"> continues to deal with a foot issue.</text:span></text:p>
        </text:list-item>
        <text:list-item>
          <text:p text:style-name="P15"><text:span text:style-name="T11">W</text:span><text:span text:style-name="T7">ill Day</text:span><text:span text:style-name="T2"> hasn’t been able to put a concrete timeframe <text:s/></text:span><text:span text:style-name="T6">on his return </text:span><text:span text:style-name="T2">who missed most of last year with an ankle injury.</text:span></text:p>
        </text:list-item>
      </text:list>
      <text:p text:style-name="Standard"/>
      <text:p text:style-name="P1">Melbourne Demons</text:p>
      <text:list xml:id="list1468721116" text:style-name="L11">
        <text:list-item>
          <text:p text:style-name="P16"><text:span text:style-name="T7">Harrison Petty</text:span><text:span text:style-name="T2"> still recovering from calf surgery.</text:span></text:p>
        </text:list-item>
        <text:list-item>
          <text:p text:style-name="P16"><text:span text:style-name="T7">Trent Rivers</text:span><text:span text:style-name="T2"> nursing a knee injury. </text:span></text:p>
        </text:list-item>
        <text:list-item>
          <text:p text:style-name="P16"><text:span text:style-name="T7">Adam Tomlinson</text:span><text:span text:style-name="T2"> has fully recovered from an ACL injury sustained last year.</text:span></text:p>
        </text:list-item>
        <text:list-item>
          <text:p text:style-name="P16"><text:span text:style-name="T7">Daniel Turner</text:span><text:span text:style-name="T2"> hurt his foot in last week's AAMI Community Series clash with Carlton. </text:span></text:p>
        </text:list-item>
        <text:list-item>
          <text:p text:style-name="P16"><text:span text:style-name="T7">Steven May</text:span><text:span text:style-name="T2">, </text:span><text:span text:style-name="T7">Christian Salem</text:span><text:span text:style-name="T2"> and </text:span><text:span text:style-name="T7">Michael Hibberd</text:span><text:span text:style-name="T2"> were only rested and will be available for round one.</text:span></text:p>
        </text:list-item>
      </text:list>
      <text:p text:style-name="Standard"/>
      <text:p text:style-name="P1">North Melbourne Kangaroos</text:p>
      <text:list xml:id="list747356800" text:style-name="L12">
        <text:list-item>
          <text:p text:style-name="P17"><text:span text:style-name="T7">Aaron Hall</text:span><text:span text:style-name="T2">, who is recovering from a hamstring injury sustained last month. </text:span></text:p>
        </text:list-item>
        <text:list-item>
          <text:p text:style-name="P17"><text:span text:style-name="T7">Jed Anderson</text:span><text:span text:style-name="T2"> is unlikely to feature in the season's early stages due to conditioning issues. </text:span></text:p>
        </text:list-item>
        <text:list-item>
          <text:p text:style-name="P17"><text:span text:style-name="T7">Ben Cunnington</text:span><text:span text:style-name="T2"> won't play as he continues his recovery from a reoccurrence of testicular cancer.</text:span></text:p>
        </text:list-item>
        <text:list-item>
          <text:p text:style-name="P17"><text:span text:style-name="T7">Aiden Bonar</text:span><text:span text:style-name="T2"> is still managing a wrist injury, having undergone surgery before Christmas. </text:span></text:p>
        </text:list-item>
        <text:list-item>
          <text:p text:style-name="P17"><text:span text:style-name="T7">Flynn Perez</text:span><text:span text:style-name="T2"> (knee) and </text:span><text:span text:style-name="T7">Matt McGuinness</text:span><text:span text:style-name="T2"> (foot) are also monitoring longer-term issues. </text:span></text:p>
        </text:list-item>
        <text:list-item>
          <text:p text:style-name="P17"><text:span text:style-name="T7">Callum Coleman-Jones</text:span><text:span text:style-name="T2">' knee injury came back all clear and he should be fine, </text:span></text:p>
        </text:list-item>
        <text:list-item>
          <text:p text:style-name="P17"><text:span text:style-name="T7">Josh Walker</text:span><text:span text:style-name="T2"> is undergoing dental work after losing teeth in a collision on the weekend.</text:span></text:p>
        </text:list-item>
        <text:list-item>
          <text:p text:style-name="P17"><text:span text:style-name="T7">Charlie Comben</text:span><text:span text:style-name="T2"> is recovering from a nasty bout of gastro, but is also expected to be available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24"><text:soft-page-break/><text:span text:style-name="T15">Port Adelaide Power</text:span></text:p>
      <text:list xml:id="list1905112631" text:style-name="L13">
        <text:list-item>
          <text:p text:style-name="P18"><text:span text:style-name="T7">Charlie Dixon</text:span><text:span text:style-name="T2"> is racing the clock to be fit for round one after ankle surgery, considered by the club to be less likely than likely to feature against Brisbane. </text:span></text:p>
        </text:list-item>
        <text:list-item>
          <text:p text:style-name="P18"><text:span text:style-name="T7">Orazio Fantasia</text:span><text:span text:style-name="T2"> won't be there and will need to complete a mini pre-season once recovered from a knee injury.</text:span></text:p>
        </text:list-item>
        <text:list-item>
          <text:p text:style-name="P18"><text:span text:style-name="T7">Robbie Gray</text:span><text:span text:style-name="T2"> underwent scans after some hamstring soreness against Adelaide, but he was cleared of any muscle damage and should be available for round one.</text:span></text:p>
        </text:list-item>
        <text:list-item>
          <text:p text:style-name="P18"><text:span text:style-name="T7">Sam Powell-Pepper</text:span><text:span text:style-name="T2"> (hamstring) and </text:span><text:span text:style-name="T7">Miles Bergman</text:span><text:span text:style-name="T2"> (shoulder) are also expected to be available. </text:span></text:p>
        </text:list-item>
        <text:list-item>
          <text:p text:style-name="P18"><text:span text:style-name="T7">Trent Dumont</text:span><text:span text:style-name="T2"> has entered the AFL's concussion protocols after a head knock in a SANFL trial game.</text:span></text:p>
        </text:list-item>
      </text:list>
      <text:p text:style-name="Standard"/>
      <text:p text:style-name="P1">Richmond Tigers</text:p>
      <text:list xml:id="list3322373813" text:style-name="L14">
        <text:list-item>
          <text:p text:style-name="P19"><text:span text:style-name="T7">Dylan Grimes</text:span><text:span text:style-name="T2"> in doubt for the Carlton clash next week after undergoing surgery to repair a thumb ligament injury sustained in the AAMI Community Series. </text:span></text:p>
        </text:list-item>
        <text:list-item>
          <text:p text:style-name="P19"><text:span text:style-name="T7">Kane Lambert</text:span><text:span text:style-name="T2">, who could be a long-term absence as he deals with his hip injury.</text:span></text:p>
        </text:list-item>
        <text:list-item>
          <text:p text:style-name="P19"><text:span text:style-name="T7">Jack Graham</text:span><text:span text:style-name="T2"> remains touch-and-go for the start of the season due to a summer hit with problems including with his back, hip and hamstring. </text:span></text:p>
        </text:list-item>
        <text:list-item>
          <text:p text:style-name="P19"><text:span text:style-name="T7">Nick Vlastuin</text:span><text:span text:style-name="T2"> is expected to be ready for round one despite a hamstring niggle.</text:span></text:p>
        </text:list-item>
        <text:list-item>
          <text:p text:style-name="P19"><text:span text:style-name="T9">R</text:span><text:span text:style-name="T7">iley Collier-Dawkins</text:span><text:span text:style-name="T2"> has overcome sore ribs. </text:span></text:p>
        </text:list-item>
        <text:list-item>
          <text:p text:style-name="P19"><text:span text:style-name="T7">Sam Banks</text:span><text:span text:style-name="T2"> has been battling a quad problem across the pre-season but has rejoined training recently and will be eyeing games soon.</text:span></text:p>
        </text:list-item>
      </text:list>
      <text:p text:style-name="Standard"/>
      <text:p text:style-name="P1">St. Kilda Saints</text:p>
      <text:list xml:id="list2831086837" text:style-name="L15">
        <text:list-item>
          <text:p text:style-name="P20"><text:span text:style-name="T9">H</text:span><text:span text:style-name="T7">unter Clark</text:span><text:span text:style-name="T2"> and </text:span><text:span text:style-name="T7">Jack Billings</text:span><text:span text:style-name="T2"> won't be available for at least the first month of the season. </text:span></text:p>
        </text:list-item>
        <text:list-item>
          <text:p text:style-name="P20"><text:span text:style-name="T7">Paddy Ryder</text:span><text:span text:style-name="T2"> is running out of time to prove his fitness ahead of round one as the club manages his Achilles.</text:span></text:p>
        </text:list-item>
        <text:list-item>
          <text:p text:style-name="P20"><text:span text:style-name="T7">Jarryn Geary</text:span><text:span text:style-name="T2"> has started contact training to deal after a shoulder reconstruction and is set for a return soon.</text:span></text:p>
        </text:list-item>
        <text:list-item>
          <text:p text:style-name="P20"><text:span text:style-name="T7">Dan Hannebery</text:span><text:span text:style-name="T2"> is a chance to play in the VFL this weekend.</text:span></text:p>
        </text:list-item>
      </text:list>
      <text:p text:style-name="Standard"/>
      <text:p text:style-name="P1">Sydney Swans</text:p>
      <text:list xml:id="list93618241" text:style-name="L16">
        <text:list-item>
          <text:p text:style-name="P21"><text:span text:style-name="T7">Tom Papley</text:span><text:span text:style-name="T2"> with a hamstring injury that is expected to keep him out for three to five weeks.</text:span></text:p>
        </text:list-item>
        <text:list-item>
          <text:p text:style-name="P21"><text:span text:style-name="T7">Callum Mills</text:span><text:span text:style-name="T2"> played about half a game against North Melbourne after a long battle with an Achilles problem.</text:span></text:p>
        </text:list-item>
        <text:list-item>
          <text:p text:style-name="P21"><text:span text:style-name="T7">Peter Ladhams</text:span><text:span text:style-name="T2"> also played a full reserves game. </text:span></text:p>
        </text:list-item>
        <text:list-item>
          <text:p text:style-name="P21"><text:span text:style-name="T7">Lance Franklin</text:span><text:span text:style-name="T2"> was rested last week and is locked in for round one.</text:span></text:p>
        </text:list-item>
      </text:list>
      <text:p text:style-name="Standard"/>
      <text:p text:style-name="P1">West Coast Eagles</text:p>
      <text:list xml:id="list2245308091" text:style-name="L17">
        <text:list-item>
          <text:p text:style-name="P22"><text:span text:style-name="T9">T</text:span><text:span text:style-name="T7">om Cole</text:span><text:span text:style-name="T2"> (ankle cartilage) and </text:span><text:span text:style-name="T7">Campbell Chesser</text:span><text:span text:style-name="T2"> (foot) both facing long stints on the sidelines.</text:span></text:p>
        </text:list-item>
        <text:list-item>
          <text:p text:style-name="P22"><text:span text:style-name="T7">Luke Shuey</text:span><text:span text:style-name="T2"> has returned to the main training group and is pushing for round one selection after a hamstring injury. </text:span></text:p>
        </text:list-item>
        <text:list-item>
          <text:p text:style-name="P22"><text:span text:style-name="T7">Oscar Allen</text:span><text:span text:style-name="T2"> (foot) will miss the opening month of the season. </text:span></text:p>
        </text:list-item>
        <text:list-item>
          <text:p text:style-name="P22"><text:span text:style-name="T7">Dom Sheed</text:span><text:span text:style-name="T2"> (syndesmosis), </text:span><text:span text:style-name="T7">Elliot Yeo</text:span><text:span text:style-name="T2"> (calf</text:span><text:span text:style-name="T12">), </text:span><text:span text:style-name="T7">Greg Clark</text:span><text:span text:style-name="T12"> (AC joint)</text:span><text:span text:style-name="T7"> </text:span><text:span text:style-name="T2">and </text:span><text:span text:style-name="T7">Jamie Cripps</text:span><text:span text:style-name="T2"> (pectoral) will all miss the start of the season. </text:span></text:p>
        </text:list-item>
        <text:list-item>
          <text:p text:style-name="P22"><text:span text:style-name="T9">L</text:span><text:span text:style-name="T7">uke Edwards</text:span><text:span text:style-name="T2"> (groin) and </text:span><text:span text:style-name="T7">Zane Trew</text:span><text:span text:style-name="T2"> (shin soreness) have been restricted.</text:span></text:p>
        </text:list-item>
      </text:list>
      <text:p text:style-name="Standard"/>
      <text:p text:style-name="P1">Western Bulldogs</text:p>
      <text:list xml:id="list3391945052" text:style-name="L18">
        <text:list-item>
          <text:p text:style-name="P23"><text:span text:style-name="T7">Alex Keath</text:span><text:span text:style-name="T2"> copped a kick to the shin in last week's AAMI Community Series clash with Brisbane and sat out the rest of the game but the club wasn't overly concerned post-game and expect him to be fine for the season-opener. </text:span></text:p>
        </text:list-item>
        <text:list-item>
          <text:p text:style-name="P23"><text:span text:style-name="T7">Tim O'Brien</text:span><text:span text:style-name="T2"> is unlikely to be available for selection after a pre-season hamstring injury.</text:span></text:p>
        </text:list-item>
        <text:list-item>
          <text:p text:style-name="P23"><text:span text:style-name="T7">Louis Butler</text:span><text:span text:style-name="T2"> (hamstring) and </text:span><text:span text:style-name="T7">Riley Garcia</text:span><text:span text:style-name="T2"> (syndesmosis) will also have delayed starts. </text:span></text:p>
        </text:list-item>
        <text:list-item>
          <text:p text:style-name="P23"><text:span text:style-name="T7">Sam Darcy</text:span><text:span text:style-name="T2"> is expected to be sidelined until mid-year after being hit with a navicular stress fracture in his foot with the club to take a cautious approach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2:28:18.578797053</meta:creation-date>
    <dc:date>2022-03-12T13:27:27.129789362</dc:date>
    <meta:editing-duration>PT10M5S</meta:editing-duration>
    <meta:editing-cycles>4</meta:editing-cycles>
    <meta:generator>LibreOffice/7.2.5.2$Linux_X86_64 LibreOffice_project/20$Build-2</meta:generator>
    <meta:document-statistic meta:table-count="0" meta:image-count="0" meta:object-count="0" meta:page-count="3" meta:paragraph-count="110" meta:word-count="1779" meta:character-count="10018" meta:non-whitespace-character-count="8392"/>
  </office:meta>
</office:document-meta>
</file>